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53in" table:align="margins"/>
    </style:style>
    <style:style style:name="TABLA_5f_ITEM_5f_STOCK.A" style:display-name="TABLA_ITEM_STOCK.A" style:family="table-column">
      <style:table-column-properties style:column-width="1.1215in" style:rel-column-width="7264*"/>
    </style:style>
    <style:style style:name="TABLA_5f_ITEM_5f_STOCK.B" style:display-name="TABLA_ITEM_STOCK.B" style:family="table-column">
      <style:table-column-properties style:column-width="1.1243in" style:rel-column-width="7282*"/>
    </style:style>
    <style:style style:name="TABLA_5f_ITEM_5f_STOCK.C" style:display-name="TABLA_ITEM_STOCK.C" style:family="table-column">
      <style:table-column-properties style:column-width="1.1229in" style:rel-column-width="7277*"/>
    </style:style>
    <style:style style:name="TABLA_5f_ITEM_5f_STOCK.D" style:display-name="TABLA_ITEM_STOCK.D" style:family="table-column">
      <style:table-column-properties style:column-width="1.6292in" style:rel-column-width="10556*"/>
    </style:style>
    <style:style style:name="TABLA_5f_ITEM_5f_STOCK.E" style:display-name="TABLA_ITEM_STOCK.E" style:family="table-column">
      <style:table-column-properties style:column-width="1.4993in" style:rel-column-width="9715*"/>
    </style:style>
    <style:style style:name="TABLA_5f_ITEM_5f_STOCK.F" style:display-name="TABLA_ITEM_STOCK.F" style:family="table-column">
      <style:table-column-properties style:column-width="1.366in" style:rel-column-width="8851*"/>
    </style:style>
    <style:style style:name="TABLA_5f_ITEM_5f_STOCK.G" style:display-name="TABLA_ITEM_STOCK.G" style:family="table-column">
      <style:table-column-properties style:column-width="1.1326in" style:rel-column-width="7340*"/>
    </style:style>
    <style:style style:name="TABLA_5f_ITEM_5f_STOCK.H" style:display-name="TABLA_ITEM_STOCK.H" style:family="table-column">
      <style:table-column-properties style:column-width="1.1188in" style:rel-column-width="7250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H1" style:display-name="TABLA_ITEM_STOCK.H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H2" style:display-name="TABLA_ITEM_STOCK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2888e9" style:font-name-asian="Arial" style:font-size-asian="15pt" style:font-weight-asian="bold" style:font-name-complex="Arial" style:font-size-complex="15pt" style:font-weight-complex="bold"/>
    </style:style>
    <style:style style:name="P5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8pt" fo:font-style="italic" style:font-name-asian="Arial" style:font-size-asian="8pt" style:font-style-asian="italic" style:font-name-complex="Arial" style:font-size-complex="8pt" style:font-style-complex="italic"/>
    </style:style>
    <style:style style:name="P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28453" officeooo:paragraph-rsid="00228453" style:font-name-asian="Arial" style:font-size-asian="8pt" style:font-weight-asian="bold" style:font-name-complex="Arial" style:font-size-complex="8pt" style:font-weight-complex="bold"/>
    </style:style>
    <style:style style:name="P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38e62" officeooo:paragraph-rsid="00238e62" style:font-name-asian="Arial" style:font-size-asian="8pt" style:font-name-complex="Arial" style:font-size-complex="8pt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style:font-name-asian="Arial" style:font-size-asian="8pt" style:font-name-complex="Arial" style:font-size-complex="8pt"/>
    </style:style>
    <style:style style:name="P10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2c10e7" style:font-size-asian="8pt" style:font-size-complex="8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paragraph-rsid="002c10e7" style:font-size-asian="8pt" style:font-size-complex="8pt"/>
    </style:style>
    <style:style style:name="P12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paragraph-rsid="002c10e7" style:font-size-asian="8pt" style:font-size-complex="8pt"/>
    </style:style>
    <style:style style:name="P13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2b93a9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180869" style:font-name-asian="Arial" style:font-weight-asian="bold" style:font-name-complex="Arial" style:font-weight-complex="bold"/>
    </style:style>
    <style:style style:name="T4" style:family="text">
      <style:text-properties style:font-name="Arial" style:font-name-asian="Arial" style:font-name-complex="Arial"/>
    </style:style>
    <style:style style:name="T5" style:family="text">
      <style:text-properties style:font-name="Arial" officeooo:rsid="001a555a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3"/>
      <text:p text:style-name="P4">Listado de ingreso a stock</text:p>
      <text:p text:style-name="P2"/>
      <text:p text:style-name="P5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column table:style-name="TABLA_5f_ITEM_5f_STOCK.E"/>
        <table:table-column table:style-name="TABLA_5f_ITEM_5f_STOCK.F"/>
        <table:table-column table:style-name="TABLA_5f_ITEM_5f_STOCK.G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6">Tipo documento</text:p>
          </table:table-cell>
          <table:table-cell table:style-name="TABLA_5f_ITEM_5f_STOCK.A1" office:value-type="string">
            <text:p text:style-name="P7">Doc ppal</text:p>
          </table:table-cell>
          <table:table-cell table:style-name="TABLA_5f_ITEM_5f_STOCK.A1" office:value-type="string">
            <text:p text:style-name="P7">Recepcion</text:p>
          </table:table-cell>
          <table:table-cell table:style-name="TABLA_5f_ITEM_5f_STOCK.A1" office:value-type="string">
            <text:p text:style-name="P7">codigo</text:p>
          </table:table-cell>
          <table:table-cell table:style-name="TABLA_5f_ITEM_5f_STOCK.A1" office:value-type="string">
            <text:p text:style-name="P7">Nombre</text:p>
          </table:table-cell>
          <table:table-cell table:style-name="TABLA_5f_ITEM_5f_STOCK.A1" office:value-type="string">
            <text:p text:style-name="P7">Cantidad</text:p>
          </table:table-cell>
          <table:table-cell table:style-name="TABLA_5f_ITEM_5f_STOCK.A1" office:value-type="string">
            <text:p text:style-name="P7">Costo</text:p>
          </table:table-cell>
          <table:table-cell table:style-name="TABLA_5f_ITEM_5f_STOCK.H1" office:value-type="string">
            <text:p text:style-name="P7">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8">[TIPO_DOC_PPAL]</text:p>
          </table:table-cell>
          <table:table-cell table:style-name="TABLA_5f_ITEM_5f_STOCK.B2" office:value-type="string">
            <text:p text:style-name="P9">[NUMERO_DOC_PPAL]</text:p>
          </table:table-cell>
          <table:table-cell table:style-name="TABLA_5f_ITEM_5f_STOCK.C2" office:value-type="string">
            <text:p text:style-name="P9">[NUMERO_RECECPCION]</text:p>
          </table:table-cell>
          <table:table-cell table:style-name="TABLA_5f_ITEM_5f_STOCK.D2" office:value-type="string">
            <text:p text:style-name="P9">[CODIGO]</text:p>
          </table:table-cell>
          <table:table-cell table:style-name="TABLA_5f_ITEM_5f_STOCK.E2" office:value-type="string">
            <text:p text:style-name="P9">[NOMBRE]</text:p>
          </table:table-cell>
          <table:table-cell table:style-name="TABLA_5f_ITEM_5f_STOCK.F2" office:value-type="string">
            <text:p text:style-name="P9">[CANTIDAD]</text:p>
          </table:table-cell>
          <table:table-cell table:style-name="TABLA_5f_ITEM_5f_STOCK.G2" office:value-type="string">
            <text:p text:style-name="P9">[COSTO]</text:p>
          </table:table-cell>
          <table:table-cell table:style-name="TABLA_5f_ITEM_5f_STOCK.H2" office:value-type="string">
            <text:p text:style-name="P9">[TOTAL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2c10e7" style:font-size-asian="8pt" style:font-size-complex="8pt"/>
    </style:style>
    <style:style style:name="M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paragraph-rsid="002c10e7" style:font-size-asian="8pt" style:font-size-complex="8pt"/>
    </style:style>
    <style:style style:name="M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paragraph-rsid="002c10e7" style:font-size-asian="8pt" style:font-size-complex="8pt"/>
    </style:style>
    <style:style style:name="MP4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MT1" style:family="text">
      <style:text-properties style:font-name="Arial" fo:font-weight="bold" style:font-name-asian="Arial" style:font-weight-asian="bold" style:font-name-complex="Arial" style:font-weight-complex="bold"/>
    </style:style>
    <style:style style:name="MT2" style:family="text">
      <style:text-properties style:font-name="Arial" fo:font-weight="bold" officeooo:rsid="002b93a9" style:font-name-asian="Arial" style:font-weight-asian="bold" style:font-name-complex="Arial" style:font-weight-complex="bold"/>
    </style:style>
    <style:style style:name="MT3" style:family="text">
      <style:text-properties style:font-name="Arial" style:font-name-asian="Arial" style:font-name-complex="Arial"/>
    </style:style>
    <style:style style:name="MT4" style:family="text">
      <style:text-properties style:font-name="Arial" fo:font-weight="bold" officeooo:rsid="00180869" style:font-name-asian="Arial" style:font-weight-asian="bold" style:font-name-complex="Arial" style:font-weight-complex="bold"/>
    </style:style>
    <style:style style:name="MT5" style:family="text">
      <style:text-properties style:font-name="Arial" officeooo:rsid="001a555a" style:font-name-asian="Arial" style:font-name-complex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9in" fo:margin-left="0in" fo:margin-right="0in" fo:margin-bottom="0.4016in" fo:background-color="transparent" style:dynamic-spacing="true" draw:fill="none" draw:fill-color="#729fcf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209in" svg:width="1.4272in" svg:height="0.9181in" draw:z-index="0"><draw:image xlink:href="Pictures/1000000000000119000000B3A9F37FC0.png" xlink:type="simple" xlink:show="embed" xlink:actuate="onLoad"/></draw:frame><text:span text:style-name="MT1">Fecha </text:span><text:span text:style-name="MT2">emisión reporte</text:span><text:span text:style-name="MT3">: [FECHA]</text:span></text:p>
        <text:p text:style-name="MP2"/>
        <text:p text:style-name="MP3"><text:span text:style-name="MT4">Deposito</text:span><text:span text:style-name="MT1">:</text:span><text:span text:style-name="MT3"> </text:span><text:span text:style-name="MT5">Suministro</text:span></text:p>
      </style:header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12:55:36.104650083</dc:date>
    <meta:generator>LibreOffice/4.4.6.3$Linux_X86_64 LibreOffice_project/40m0$Build-3</meta:generator>
    <meta:editing-duration>PT7M11S</meta:editing-duration>
    <meta:editing-cycles>23</meta:editing-cycles>
    <dc:creator>gsantacruz </dc:creator>
    <meta:document-statistic meta:table-count="1" meta:image-count="1" meta:object-count="0" meta:page-count="1" meta:paragraph-count="20" meta:word-count="30" meta:character-count="229" meta:non-whitespace-character-count="219"/>
  </office:meta>
</office:document-meta>
</file>